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Segundo Método</text:p>
          </table:table-cell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72" calcext:value-type="float">
            <text:p>98,72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52" calcext:value-type="float">
            <text:p>99,52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26" calcext:value-type="float">
            <text:p>99,26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39" calcext:value-type="float">
            <text:p>99,39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1" calcext:value-type="float">
            <text:p>98,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95" calcext:value-type="float">
            <text:p>97,9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69" calcext:value-type="float">
            <text:p>98,6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58" calcext:value-type="float">
            <text:p>99,58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/>
          <table:table-cell table:formula="of:=AVERAGE([.B2:.B11])" office:value-type="float" office:value="99.042" calcext:value-type="float">
            <text:p>99,042</text:p>
          </table:table-cell>
          <table:table-cell table:formula="of:=AVERAGE([.C2:.C11])" office:value-type="float" office:value="4281.4" calcext:value-type="float">
            <text:p>4281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3:11:43.299965413</meta:creation-date>
    <dc:date>2017-12-12T03:16:17.140097777</dc:date>
    <meta:editing-duration>PT4M36S</meta:editing-duration>
    <meta:editing-cycles>2</meta:editing-cycles>
    <meta:generator>LibreOffice/5.1.6.2$Linux_X86_64 LibreOffice_project/10m0$Build-2</meta:generator>
    <meta:document-statistic meta:table-count="1" meta:cell-count="33" meta:object-count="0"/>
  </office:meta>
</office:document-meta>
</file>